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SC Regular" svg:font-family="'Noto Sans SC Regular'" style:font-pitch="variable"/>
    <style:font-face style:name="Noto Sans SC Regular1" svg:font-family="'Noto Sans SC Regular'" style:font-family-generic="system" style:font-pitch="variable"/>
    <style:font-face style:name="Standard Symbols L" svg:font-family="'Standard Symbols L'"/>
    <style:font-face style:name="Standard Symbols L1" svg:font-family="'Standard Symbols L'" style:font-pitch="variable"/>
  </office:font-face-decls>
  <office:automatic-styles>
    <style:style style:name="Five_5f_States" style:display-name="Five_States" style:family="table">
      <style:table-properties style:width="17cm" table:align="margins" fo:background-color="transparent">
        <style:background-image/>
      </style:table-properties>
    </style:style>
    <style:style style:name="Five_5f_States.A" style:display-name="Five_States.A" style:family="table-column">
      <style:table-column-properties style:column-width="0.499cm" style:rel-column-width="1924*"/>
    </style:style>
    <style:style style:name="Five_5f_States.B" style:display-name="Five_States.B" style:family="table-column">
      <style:table-column-properties style:column-width="5.401cm" style:rel-column-width="20820*"/>
    </style:style>
    <style:style style:name="Five_5f_States.C" style:display-name="Five_States.C" style:family="table-column">
      <style:table-column-properties style:column-width="5.5cm" style:rel-column-width="21201*"/>
    </style:style>
    <style:style style:name="Five_5f_States.D" style:display-name="Five_States.D" style:family="table-column">
      <style:table-column-properties style:column-width="5.6cm" style:rel-column-width="21590*"/>
    </style:style>
    <style:style style:name="Five_5f_States.1" style:display-name="Five_States.1" style:family="table-row">
      <style:table-row-properties fo:background-color="transparent">
        <style:background-image/>
      </style:table-row-properties>
    </style:style>
    <style:style style:name="Five_5f_States.A1" style:display-name="Five_States.A1" style:family="table-cell">
      <style:table-cell-properties fo:padding="0.049cm" fo:border-left="0.05pt solid #b2b2b2" fo:border-right="none" fo:border-top="0.05pt solid #b2b2b2" fo:border-bottom="0.05pt solid #b2b2b2" style:writing-mode="page"/>
    </style:style>
    <style:style style:name="Five_5f_States.D1" style:display-name="Five_States.D1" style:family="table-cell">
      <style:table-cell-properties fo:padding="0.049cm" fo:border="0.05pt solid #b2b2b2" style:writing-mode="page"/>
    </style:style>
    <style:style style:name="Five_5f_States.A2" style:display-name="Five_States.A2" style:family="table-cell">
      <style:table-cell-properties fo:padding="0.049cm" fo:border-left="0.05pt solid #b2b2b2" fo:border-right="none" fo:border-top="none" fo:border-bottom="0.05pt solid #b2b2b2" style:writing-mode="page"/>
    </style:style>
    <style:style style:name="Five_5f_States.D2" style:display-name="Five_States.D2" style:family="table-cell">
      <style:table-cell-properties fo:padding="0.049cm" fo:border-left="0.05pt solid #b2b2b2" fo:border-right="0.05pt solid #b2b2b2" fo:border-top="none" fo:border-bottom="0.05pt solid #b2b2b2"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cm" style:rel-column-width="12334*"/>
    </style:style>
    <style:style style:name="Tabelle1.B" style:family="table-column">
      <style:table-column-properties style:column-width="13.801cm" style:rel-column-width="53201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a0cf33"/>
    </style:style>
    <style:style style:name="P2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88e8d6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language="en" fo:country="US" officeooo:rsid="009d7060" officeooo:paragraph-rsid="00b48484"/>
    </style:style>
    <style:style style:name="P4" style:family="paragraph" style:parent-style-name="Standard">
      <style:paragraph-properties fo:text-align="center" style:justify-single-word="false"/>
      <style:text-properties style:font-name="Liberation Sans1" fo:language="en" fo:country="US" fo:font-style="italic" officeooo:rsid="0096d1b2" officeooo:paragraph-rsid="0096d1b2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iberation Sans1" fo:language="en" fo:country="US" officeooo:rsid="00a4ff7f" officeooo:paragraph-rsid="00a4ff7f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language="en" fo:country="US" fo:font-weight="normal" officeooo:rsid="003c0cd2" officeooo:paragraph-rsid="00b19582" style:font-weight-asian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1" officeooo:rsid="008d8fd5" officeooo:paragraph-rsid="008d8fd5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1" officeooo:rsid="008dfd79" officeooo:paragraph-rsid="008dfd79"/>
    </style:style>
    <style:style style:name="P9" style:family="paragraph" style:parent-style-name="Table_20_Contents">
      <style:paragraph-properties fo:text-align="justify" style:justify-single-word="false"/>
      <style:text-properties style:font-name="Liberation Sans1" fo:font-weight="bold" officeooo:rsid="008d0b82" officeooo:paragraph-rsid="008d0b8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weight="bold" officeooo:rsid="008d0b82" officeooo:paragraph-rsid="008d0b82" style:font-weight-asian="bold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font-size="11pt" fo:language="en" fo:country="US" officeooo:rsid="009dfe84" officeooo:paragraph-rsid="00b48484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font-size="11pt" fo:language="en" fo:country="US" officeooo:rsid="009d7060" officeooo:paragraph-rsid="00b48484" style:font-size-asian="11pt" style:font-size-complex="11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</style:style>
    <style:style style:name="P14" style:family="paragraph" style:parent-style-name="Fig.">
      <style:paragraph-properties fo:text-align="center" style:justify-single-word="false"/>
    </style:style>
    <style:style style:name="P15" style:family="paragraph" style:parent-style-name="Title">
      <style:text-properties fo:font-size="24pt" officeooo:rsid="00874c5b" officeooo:paragraph-rsid="00874c5b" style:font-size-asian="24pt" style:font-size-complex="24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officeooo:paragraph-rsid="00b48484"/>
    </style:style>
    <style:style style:name="P17" style:family="paragraph" style:parent-style-name="Standard">
      <style:paragraph-properties fo:text-align="justify" style:justify-single-word="false"/>
      <style:text-properties officeooo:paragraph-rsid="00d57797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cdc64b"/>
    </style:style>
    <style:style style:name="P20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Heading_20_1">
      <style:text-properties fo:font-size="12pt" style:font-size-asian="12pt" style:font-size-complex="12pt"/>
    </style:style>
    <style:style style:name="P22" style:family="paragraph" style:parent-style-name="Heading_20_1">
      <style:text-properties fo:font-size="12pt" officeooo:rsid="00d77e38" officeooo:paragraph-rsid="00d77e38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0dcea8d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SC Regular1" style:font-size-asian="11pt" style:font-style-asian="normal" style:font-weight-asian="normal" style:font-name-complex="Droid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SC Regular1" style:font-size-asian="11pt" style:font-style-asian="normal" style:font-weight-asian="normal" style:font-name-complex="Droid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de" fo:country="DE" fo:font-style="italic" style:font-style-asian="italic" style:font-style-complex="italic"/>
    </style:style>
    <style:style style:name="T3" style:family="text">
      <style:text-properties style:font-name="Liberation Sans1" fo:language="de" fo:country="DE" fo:font-style="italic" officeooo:rsid="001f9d00" style:font-style-asian="italic" style:font-style-complex="italic"/>
    </style:style>
    <style:style style:name="T4" style:family="text">
      <style:text-properties style:font-name="Liberation Sans1" fo:language="de" fo:country="DE" fo:font-style="italic" officeooo:rsid="00b9f044" style:font-style-asian="italic" style:font-style-complex="italic"/>
    </style:style>
    <style:style style:name="T5" style:family="text">
      <style:text-properties style:font-name="Liberation Sans1" fo:language="de" fo:country="DE" fo:font-style="italic" officeooo:rsid="00d561d4" style:font-style-asian="italic" style:font-style-complex="italic"/>
    </style:style>
    <style:style style:name="T6" style:family="text">
      <style:text-properties style:font-name="Liberation Sans1" fo:language="en" fo:country="US"/>
    </style:style>
    <style:style style:name="T7" style:family="text">
      <style:text-properties style:font-name="Liberation Sans1" fo:language="en" fo:country="US" fo:font-weight="normal" officeooo:rsid="00ad32a0" style:font-weight-asian="normal" style:font-weight-complex="normal"/>
    </style:style>
    <style:style style:name="T8" style:family="text">
      <style:text-properties style:font-name="Liberation Sans1" fo:language="en" fo:country="US" fo:font-weight="normal" officeooo:rsid="008b8aff" style:font-weight-asian="normal" style:font-weight-complex="normal"/>
    </style:style>
    <style:style style:name="T9" style:family="text">
      <style:text-properties style:font-name="Liberation Sans1" fo:language="en" fo:country="US" fo:font-weight="normal" officeooo:rsid="00cdc64b" style:font-weight-asian="normal" style:font-weight-complex="normal"/>
    </style:style>
    <style:style style:name="T10" style:family="text">
      <style:text-properties style:font-name="Liberation Sans1" fo:language="en" fo:country="US" fo:font-weight="normal" officeooo:rsid="00d77e38" style:font-weight-asian="normal" style:font-weight-complex="normal"/>
    </style:style>
    <style:style style:name="T11" style:family="text">
      <style:text-properties style:font-name="Liberation Sans1" fo:language="en" fo:country="US" officeooo:rsid="008b8aff"/>
    </style:style>
    <style:style style:name="T12" style:family="text">
      <style:text-properties style:font-name="Liberation Sans1" fo:language="en" fo:country="US" officeooo:rsid="00ae7b2a"/>
    </style:style>
    <style:style style:name="T13" style:family="text">
      <style:text-properties style:font-name="Liberation Sans1" fo:language="en" fo:country="US" officeooo:rsid="00aecc45"/>
    </style:style>
    <style:style style:name="T14" style:family="text">
      <style:text-properties style:font-name="Liberation Sans1" fo:language="en" fo:country="US" officeooo:rsid="00aef9f8"/>
    </style:style>
    <style:style style:name="T15" style:family="text">
      <style:text-properties style:font-name="Liberation Sans1" fo:language="en" fo:country="US" fo:font-style="normal" fo:font-weight="normal" officeooo:rsid="00ad32a0" style:font-style-asian="normal" style:font-weight-asian="normal" style:font-style-complex="normal" style:font-weight-complex="normal"/>
    </style:style>
    <style:style style:name="T16" style:family="text">
      <style:text-properties style:font-name="Liberation Sans1" fo:language="en" fo:country="US" fo:font-style="normal" fo:font-weight="normal" officeooo:rsid="008b8aff" style:font-style-asian="normal" style:font-weight-asian="normal" style:font-style-complex="normal" style:font-weight-complex="normal"/>
    </style:style>
    <style:style style:name="T17" style:family="text">
      <style:text-properties style:font-name="Liberation Sans1" fo:language="en" fo:country="US" officeooo:rsid="00ce85e4"/>
    </style:style>
    <style:style style:name="T18" style:family="text">
      <style:text-properties style:font-name="Liberation Sans1" fo:language="en" fo:country="US" officeooo:rsid="00cff383"/>
    </style:style>
    <style:style style:name="T19" style:family="text">
      <style:text-properties style:font-name="Liberation Sans1" fo:language="en" fo:country="US" officeooo:rsid="00d1497b"/>
    </style:style>
    <style:style style:name="T20" style:family="text">
      <style:text-properties style:font-name="Liberation Sans1" fo:language="en" fo:country="US" officeooo:rsid="00d1705d"/>
    </style:style>
    <style:style style:name="T21" style:family="text">
      <style:text-properties style:font-name="Liberation Sans1" fo:language="en" fo:country="US" officeooo:rsid="00d17c5f"/>
    </style:style>
    <style:style style:name="T22" style:family="text">
      <style:text-properties style:font-name="Liberation Sans1" fo:language="en" fo:country="US" officeooo:rsid="00d3fc15"/>
    </style:style>
    <style:style style:name="T23" style:family="text">
      <style:text-properties style:font-name="Liberation Sans1" fo:language="en" fo:country="US" officeooo:rsid="00935b03"/>
    </style:style>
    <style:style style:name="T24" style:family="text">
      <style:text-properties style:font-name="Liberation Sans1" fo:language="en" fo:country="US" officeooo:rsid="0093d0c1"/>
    </style:style>
    <style:style style:name="T25" style:family="text">
      <style:text-properties style:font-name="Liberation Sans1" fo:language="en" fo:country="US" officeooo:rsid="00a6a614"/>
    </style:style>
    <style:style style:name="T26" style:family="text">
      <style:text-properties style:font-name="Liberation Sans1" fo:language="en" fo:country="US" officeooo:rsid="00d77e38"/>
    </style:style>
    <style:style style:name="T27" style:family="text">
      <style:text-properties style:font-name="Liberation Sans1" fo:language="en" fo:country="US" officeooo:rsid="00b9b95b"/>
    </style:style>
    <style:style style:name="T28" style:family="text">
      <style:text-properties style:font-name="Liberation Sans1" fo:language="en" fo:country="US" officeooo:rsid="009efde8"/>
    </style:style>
    <style:style style:name="T29" style:family="text">
      <style:text-properties style:font-name="Liberation Sans1" fo:language="en" fo:country="US" officeooo:rsid="00d7cacf"/>
    </style:style>
    <style:style style:name="T30" style:family="text">
      <style:text-properties style:font-name="Liberation Sans1" fo:font-size="11pt" fo:language="en" fo:country="US" fo:font-weight="normal" officeooo:rsid="003c0cd2" style:font-size-asian="11pt" style:font-weight-asian="normal" style:font-size-complex="11pt" style:font-weight-complex="normal"/>
    </style:style>
    <style:style style:name="T31" style:family="text">
      <style:text-properties style:font-name="Liberation Sans1" fo:font-size="11pt" fo:language="en" fo:country="US" fo:font-weight="normal" officeooo:rsid="00b2dd93" style:font-size-asian="11pt" style:font-weight-asian="normal" style:font-size-complex="11pt" style:font-weight-complex="normal"/>
    </style:style>
    <style:style style:name="T32" style:family="text">
      <style:text-properties style:font-name="Liberation Sans1" officeooo:rsid="00b53b97"/>
    </style:style>
    <style:style style:name="T33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fo:font-weight="normal" officeooo:rsid="00cdc64b" style:font-style-asian="normal" style:font-weight-asian="normal" style:font-style-complex="normal" style:font-weight-complex="normal"/>
    </style:style>
    <style:style style:name="T35" style:family="text">
      <style:text-properties style:font-name="Liberation Sans1" officeooo:rsid="00a83f53"/>
    </style:style>
    <style:style style:name="T36" style:family="text">
      <style:text-properties style:font-name="Liberation Sans1" officeooo:rsid="00d7d68d"/>
    </style:style>
    <style:style style:name="T37" style:family="text">
      <style:text-properties style:font-name="Liberation Sans1" officeooo:rsid="00d874e1"/>
    </style:style>
    <style:style style:name="T38" style:family="text">
      <style:text-properties style:font-name="Liberation Sans1" officeooo:rsid="00ab4fde"/>
    </style:style>
    <style:style style:name="T39" style:family="text">
      <style:text-properties style:font-name="Liberation Sans1" officeooo:rsid="00d77e38"/>
    </style:style>
    <style:style style:name="T40" style:family="text">
      <style:text-properties style:font-name="Liberation Sans1" officeooo:rsid="00cd00e4"/>
    </style:style>
    <style:style style:name="T41" style:family="text">
      <style:text-properties style:font-name="Liberation Sans1" officeooo:rsid="0095897c"/>
    </style:style>
    <style:style style:name="T42" style:family="text">
      <style:text-properties style:font-name="Liberation Sans1" fo:font-style="italic" officeooo:rsid="00ab4fde" style:font-style-asian="italic" style:font-style-complex="italic"/>
    </style:style>
    <style:style style:name="T43" style:family="text">
      <style:text-properties style:font-name="Liberation Sans1" officeooo:rsid="00b0bca3"/>
    </style:style>
    <style:style style:name="T44" style:family="text">
      <style:text-properties officeooo:rsid="0093d0c1"/>
    </style:style>
    <style:style style:name="T45" style:family="text">
      <style:text-properties officeooo:rsid="00948cb8"/>
    </style:style>
    <style:style style:name="T46" style:family="text">
      <style:text-properties officeooo:rsid="0095897c"/>
    </style:style>
    <style:style style:name="T47" style:family="text">
      <style:text-properties fo:font-weight="normal" officeooo:rsid="009c62de" style:font-weight-asian="normal" style:font-weight-complex="normal"/>
    </style:style>
    <style:style style:name="T48" style:family="text">
      <style:text-properties fo:font-weight="normal" officeooo:rsid="009c8d21" style:font-weight-asian="normal" style:font-weight-complex="normal"/>
    </style:style>
    <style:style style:name="T49" style:family="text">
      <style:text-properties fo:font-weight="normal" officeooo:rsid="009efde8" style:font-weight-asian="normal" style:font-weight-complex="normal"/>
    </style:style>
    <style:style style:name="T50" style:family="text">
      <style:text-properties fo:font-weight="normal" officeooo:rsid="00a0cf33" style:font-weight-asian="normal" style:font-weight-complex="normal"/>
    </style:style>
    <style:style style:name="T51" style:family="text">
      <style:text-properties fo:font-weight="normal" officeooo:rsid="00935b03" style:font-weight-asian="normal" style:font-weight-complex="normal"/>
    </style:style>
    <style:style style:name="T52" style:family="text">
      <style:text-properties fo:font-weight="normal" officeooo:rsid="00be8428" style:font-weight-asian="normal" style:font-weight-complex="normal"/>
    </style:style>
    <style:style style:name="T53" style:family="text">
      <style:text-properties fo:font-weight="normal" officeooo:rsid="00c31872" style:font-weight-asian="normal" style:font-weight-complex="normal"/>
    </style:style>
    <style:style style:name="T54" style:family="text">
      <style:text-properties fo:font-weight="normal" officeooo:rsid="00c4f86b" style:font-weight-asian="normal" style:font-weight-complex="normal"/>
    </style:style>
    <style:style style:name="T55" style:family="text">
      <style:text-properties fo:font-weight="normal" officeooo:rsid="00c631fc" style:font-weight-asian="normal" style:font-weight-complex="normal"/>
    </style:style>
    <style:style style:name="T56" style:family="text">
      <style:text-properties fo:font-weight="normal" officeooo:rsid="00c7e2f7" style:font-weight-asian="normal" style:font-weight-complex="normal"/>
    </style:style>
    <style:style style:name="T57" style:family="text">
      <style:text-properties officeooo:rsid="009c62de"/>
    </style:style>
    <style:style style:name="T58" style:family="text">
      <style:text-properties officeooo:rsid="00ab4fde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ac6ff8"/>
    </style:style>
    <style:style style:name="T61" style:family="text">
      <style:text-properties officeooo:rsid="00b0bca3"/>
    </style:style>
    <style:style style:name="T62" style:family="text">
      <style:text-properties fo:font-size="11pt" fo:font-weight="normal" officeooo:rsid="003c0cd2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b2dd93" style:font-size-asian="11pt" style:font-weight-asian="normal" style:font-size-complex="11pt" style:font-weight-complex="normal"/>
    </style:style>
    <style:style style:name="T64" style:family="text">
      <style:text-properties fo:color="#2a6099" loext:opacity="100%"/>
    </style:style>
    <style:style style:name="T65" style:family="text">
      <style:text-properties fo:color="#2a6099" loext:opacity="100%" officeooo:rsid="0093d0c1"/>
    </style:style>
    <style:style style:name="T66" style:family="text">
      <style:text-properties fo:color="#2a6099" loext:opacity="100%" fo:font-weight="normal" officeooo:rsid="009c62de" style:font-weight-asian="normal" style:font-weight-complex="normal"/>
    </style:style>
    <style:style style:name="T67" style:family="text">
      <style:text-properties fo:color="#2a6099" loext:opacity="100%" fo:font-weight="normal" officeooo:rsid="00935b03" style:font-weight-asian="normal" style:font-weight-complex="normal"/>
    </style:style>
    <style:style style:name="T68" style:family="text">
      <style:text-properties fo:color="#2a6099" loext:opacity="100%" officeooo:rsid="00ab4fde"/>
    </style:style>
    <style:style style:name="T69" style:family="text">
      <style:text-properties fo:color="#2a6099" loext:opacity="100%" officeooo:rsid="00b0bca3"/>
    </style:style>
    <style:style style:name="T70" style:family="text">
      <style:text-properties fo:color="#2a6099" loext:opacity="100%" style:font-name="Liberation Sans1" fo:language="en" fo:country="US" fo:font-weight="normal" officeooo:rsid="00cdc64b" style:font-weight-asian="normal" style:font-weight-complex="normal"/>
    </style:style>
    <style:style style:name="T71" style:family="text">
      <style:text-properties fo:color="#2a6099" loext:opacity="100%" style:font-name="Liberation Sans1" fo:language="en" fo:country="US" officeooo:rsid="00935b03"/>
    </style:style>
    <style:style style:name="T72" style:family="text">
      <style:text-properties fo:color="#2a6099" loext:opacity="100%" style:font-name="Liberation Sans1" fo:language="en" fo:country="US" officeooo:rsid="00d77e38"/>
    </style:style>
    <style:style style:name="T73" style:family="text">
      <style:text-properties fo:color="#2a6099" loext:opacity="100%" style:font-name="Liberation Sans1" officeooo:rsid="00ab4fde"/>
    </style:style>
    <style:style style:name="T74" style:family="text">
      <style:text-properties fo:color="#2a6099" loext:opacity="100%" style:font-name="Liberation Sans1" officeooo:rsid="00b0bca3"/>
    </style:style>
    <style:style style:name="T75" style:family="text">
      <style:text-properties fo:color="#2a6099" loext:opacity="100%" style:font-name="Liberation Sans1" officeooo:rsid="00ab4fde"/>
    </style:style>
    <style:style style:name="T76" style:family="text">
      <style:text-properties officeooo:rsid="00c82653"/>
    </style:style>
    <style:style style:name="T77" style:family="text">
      <style:text-properties officeooo:rsid="00ca649e"/>
    </style:style>
    <style:style style:name="T78" style:family="text">
      <style:text-properties officeooo:rsid="00cd00e4"/>
    </style:style>
    <style:style style:name="T79" style:family="text">
      <style:text-properties officeooo:rsid="00d6fbdc"/>
    </style:style>
    <style:style style:name="T80" style:family="text">
      <style:text-properties officeooo:rsid="00d77e38"/>
    </style:style>
    <style:style style:name="T81" style:family="text">
      <style:text-properties officeooo:rsid="00dcea8d"/>
    </style:style>
    <style:style style:name="T82" style:family="text">
      <style:text-properties style:font-name="Liberation Sans1"/>
    </style:style>
    <style:style style:name="T83" style:family="text">
      <style:text-properties style:font-name="Liberation Sans1" officeooo:rsid="00ab4fde"/>
    </style:style>
    <style:style style:name="T84" style:family="text">
      <style:text-properties style:font-name="Liberation Sans1" officeooo:rsid="00dcea8d"/>
    </style:style>
    <style:style style:name="T85" style:family="text">
      <style:text-properties style:font-name="Liberation Sans1" officeooo:rsid="00d77e38"/>
    </style:style>
    <style:style style:name="T86" style:family="text">
      <style:text-properties style:font-name="Liberation Sans1" officeooo:rsid="0095897c"/>
    </style:style>
    <style:style style:name="T87" style:family="text">
      <style:text-properties style:font-name="Liberation Sans1" officeooo:rsid="00cd00e4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0000" loext:opacity="100%" style:text-outline="false" style:text-line-through-style="none" style:text-line-through-type="none" style:font-name="Standard Symbols L" fo:font-size="10pt" fo:font-style="normal" fo:text-shadow="none" style:text-underline-style="none" fo:font-weight="normal" style:letter-kerning="true" style:font-name-asian="Standard Symbols L" style:font-size-asian="10pt" style:font-style-asian="normal" style:font-weight-asian="normal" style:font-name-complex="Standard Symbols 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Long_20_Dash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Linienspitzen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18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85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5">One Curve to Rule Them All</text:p>
      <text:p text:style-name="P13"><text:span text:style-name="Default_20_Paragraph_20_Font"><text:span text:style-name="T2">Dirk Engel, </text:span></text:span><text:a xlink:type="simple" xlink:href="mailto:info@engel-internet.de" office:target-frame-name="_top" xlink:show="replace" text:style-name="Internet_20_link" text:visited-style-name="Visited_20_Internet_20_Link"><text:span text:style-name="Internet_20_link"><text:span text:style-name="T2">info@engel-internet.de</text:span></text:span></text:a><text:span text:style-name="Default_20_Paragraph_20_Font"><text:span text:style-name="T2">, </text:span></text:span><text:span text:style-name="Default_20_Paragraph_20_Font"><text:span text:style-name="T4">Mar</text:span></text:span><text:span text:style-name="Default_20_Paragraph_20_Font"><text:span text:style-name="T2"> </text:span></text:span><text:span text:style-name="Default_20_Paragraph_20_Font"><text:span text:style-name="T5">0</text:span></text:span><text:span text:style-name="Default_20_Paragraph_20_Font"><text:span text:style-name="T4">5</text:span></text:span><text:span text:style-name="Default_20_Paragraph_20_Font"><text:span text:style-name="T2">, 202</text:span></text:span><text:span text:style-name="Default_20_Paragraph_20_Font"><text:span text:style-name="T3">3</text:span></text:span></text:p>
      <text:p text:style-name="P13"><text:a xlink:type="simple" xlink:href="https://github.com/dirkengel/" text:style-name="Internet_20_link" text:visited-style-name="Visited_20_Internet_20_Link"><text:span text:style-name="Internet_20_link"><text:span text:style-name="T1">https://github.com/dirkengel/</text:span></text:span></text:a></text:p>
      <text:p text:style-name="P5"/>
      <text:p text:style-name="P18"><text:span text:style-name="T1">Provided you work with technologies such as software, there is one curve</text:span><text:span text:style-name="T23"> (Fig. </text:span><text:span text:style-name="T71"><text:sequence-ref text:reference-format="value" text:ref-name="refFig.0">1</text:sequence-ref></text:span><text:span text:style-name="T23">) you will encounter </text:span><text:span text:style-name="T1">over and over again. Interestingly, in different diagrams and context.</text:span></text:p>
      <text:h text:style-name="P21" text:outline-level="1"><draw:frame draw:style-name="fr1" draw:name="Rahmen1" text:anchor-type="paragraph" svg:x="-0.026cm" svg:y="0.736cm" svg:width="7.848cm" draw:z-index="2"><draw:text-box fo:min-height="5.147cm"><text:p text:style-name="P14"><draw:g text:anchor-type="paragraph" draw:z-index="3" draw:name="Gruppenobjekt 2" draw:style-name="gr9"><draw:g draw:style-name="gr2"><draw:g draw:style-name="gr2"><draw:path draw:style-name="gr3" draw:text-style-name="P24" svg:width="1.162cm" svg:height="1.775cm" draw:transform="skewX (0.111875605052837) rotate (1.30044482566097) translate (1.0047511821217cm 2.88707172087704cm)" svg:viewBox="0 0 1163 1776" svg:d="M75 0c1534-1 997 592 997 592l-1072 1184"><text:p/></draw:path><draw:path draw:style-name="gr3" draw:text-style-name="P24" svg:width="0.668cm" svg:height="2.381cm" draw:transform="skewX (-0.16301375213627) rotate (-1.107935009166) translate (4.61666390167184cm 2.13956419381297cm)" svg:viewBox="0 0 669 2382" svg:d="M0 2382c1377 1 203-2382 203-2382"><text:p/></draw:path><draw:path draw:style-name="gr3" draw:text-style-name="P24" svg:width="2.495cm" svg:height="1.611cm" draw:transform="skewX (0.165980811864661) rotate (1.09170344712245) translate (4.68456557836885cm 2.35921286313579cm)" svg:viewBox="0 0 2496 1612" svg:d="M0 0c2221-1 2496 1612 2496 1612"><text:p/></draw:path></draw:g><draw:custom-shape draw:style-name="gr6" draw:text-style-name="P30" svg:width="0.556cm" svg:height="0.544cm" svg:x="0.579cm" svg:y="2.912cm"><text:p text:style-name="P29"><text:span text:style-name="T8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1.246cm" svg:y="1.201cm"><text:p text:style-name="P25"><text:span text:style-name="T8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0.556cm" svg:height="0.544cm" svg:x="2.803cm" svg:y="4.046cm"><text:p text:style-name="P25"><text:span text:style-name="T8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4.747cm" svg:y="2.36cm"><text:p text:style-name="P25"><text:span text:style-name="T8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8cm" svg:height="0.542cm" svg:x="6.137cm" svg:y="0.254cm"><text:p text:style-name="P25"><text:span text:style-name="T8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7" draw:text-style-name="P24" svg:x1="0.578cm" svg:y1="4.588cm" svg:x2="7.482cm" svg:y2="4.588cm"><text:p/></draw:line><draw:frame draw:style-name="gr10" draw:text-style-name="P31" svg:width="1.479cm" svg:height="1.433cm" svg:x="5.982cm" svg:y="4.098cm"><draw:text-box><text:p text:style-name="P27"><text:span text:style-name="T88">t</text:span><text:span text:style-name="T88">i</text:span><text:span text:style-name="T88">m</text:span><text:span text:style-name="T88">e</text:span></text:p></draw:text-box></draw:frame></draw:g></text:p><text:p text:style-name="Fig."/><text:p text:style-name="Fig."/><text:p text:style-name="P14"/><text:p text:style-name="P14">Fig. <text:sequence text:ref-name="refFig.0" text:name="Fig." text:formula="ooow:Fig.+1" style:num-format="1">1</text:sequence>: The curve</text:p></draw:text-box></draw:frame>Incarnation I</text:h>
      <text:p text:style-name="P17"><text:span text:style-name="T23">If your company has planned a reorganization </text:span><text:span text:style-name="T24">in the past </text:span><text:span text:style-name="T25">that impacted your department, </text:span><text:span text:style-name="T23">you </text:span><text:span text:style-name="T25">may</text:span><text:span text:style-name="T23"> have been confronted with this </text:span><text:span text:style-name="T24">curve as part of a</text:span><text:span text:style-name="T23"> diagram </text:span><text:span text:style-name="T24">that illustrates </text:span><text:span text:style-name="T23">the </text:span><text:span text:style-name="T71"><text:reference-ref text:reference-format="text" text:ref-name="Kübler-Ross">Kübler-Ross</text:reference-ref></text:span><text:span text:style-name="T23"><text:s/>grief cycle. </text:span><text:span text:style-name="T27">A</text:span><text:span text:style-name="T6">lthough originally created with death in mind, the model is often used to explain the emotions (y-axis) one goes through when experiencing loss in general. </text:span><text:span text:style-name="T35">So do </text:span><text:span text:style-name="T36">not</text:span><text:span text:style-name="T35"> worry if you </text:span><text:span text:style-name="T36">are</text:span><text:span text:style-name="T35"> shocked </text:span><text:span text:style-name="T37">after</text:span><text:span text:style-name="T35"> the reorganization announcement, once you </text:span><text:span text:style-name="T1">get used to it several days later, it you should be fine again. </text:span><text:span text:style-name="T23">Regarding the states refer to </text:span><text:span text:style-name="T28">table</text:span><text:span text:style-name="T23"> </text:span><text:span text:style-name="T71"><text:reference-ref text:reference-format="page" text:ref-name="table 1">1</text:reference-ref></text:span><text:span text:style-name="T23">.</text:span></text:p>
      <text:h text:style-name="P21" text:outline-level="1"><draw:frame draw:style-name="fr1" draw:name="Rahmen3" text:anchor-type="paragraph" svg:x="-0.026cm" svg:y="0.831cm" svg:width="7.848cm" draw:z-index="4"><draw:text-box fo:min-height="5.147cm"><text:p text:style-name="P14"><draw:g text:anchor-type="paragraph" draw:z-index="5" draw:name="Gruppenobjekt 1" draw:style-name="gr1"><draw:g draw:style-name="gr2"><draw:g draw:style-name="gr2"><draw:g draw:style-name="gr2"><draw:path draw:style-name="gr3" draw:text-style-name="P24" svg:width="0.475cm" svg:height="0.178cm" draw:transform="skewX (0.64036130255672) rotate (1.3536773678468) translate (3.66525016132902cm 3.30607993593037cm)" svg:viewBox="0 0 476 179" svg:d="M476 179c-583 3-467-179-467-179"><text:p/></draw:path><draw:g draw:style-name="gr2"><draw:g draw:style-name="gr2"><draw:path draw:style-name="gr3" draw:text-style-name="P24" svg:width="0.655cm" svg:height="0.28cm" draw:transform="skewX (0.638441440379526) rotate (1.28456232946783) translate (1.28221380461719cm 2.33538941156394cm)" svg:viewBox="0 0 656 281" svg:d="M0 0c585 0 656 281 656 281"><text:p/></draw:path><draw:g draw:style-name="gr2"><draw:g draw:style-name="gr2"><draw:g draw:style-name="gr2"><draw:path draw:style-name="gr4" draw:text-style-name="P24" svg:width="1.162cm" svg:height="1.774cm" draw:transform="skewX (0.111875605052837) rotate (1.30044482566097) translate (0.988072452400449cm 2.88664294621295cm)" svg:viewBox="0 0 1163 1775" svg:d="M75 0c1533-1 997 592 997 592l-1072 1183"><text:p/></draw:path><draw:path draw:style-name="gr4" draw:text-style-name="P24" svg:width="0.669cm" svg:height="2.38cm" draw:transform="skewX (-0.164060949687467) rotate (-1.1082840750164) translate (4.59987005782396cm 2.13786416335237cm)" svg:viewBox="0 0 670 2381" svg:d="M0 2381c1376 0 205-2381 205-2381"><text:p/></draw:path><draw:path draw:style-name="gr4" draw:text-style-name="P24" svg:width="2.493cm" svg:height="1.612cm" draw:transform="skewX (0.16615534478986) rotate (1.09240157882325) translate (4.66247799122403cm 2.35905116487455cm)" svg:viewBox="0 0 2494 1613" svg:d="M0 0c2220 1 2494 1613 2494 1613"><text:p/></draw:path><draw:custom-shape draw:style-name="gr5" draw:text-style-name="P26" svg:width="0.556cm" svg:height="0.542cm" svg:x="0.564cm" svg:y="2.912cm"><text:p text:style-name="P25"><text:span text:style-name="T8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5cm" svg:height="0.542cm" svg:x="1.231cm" svg:y="1.201cm"><text:p text:style-name="P25"><text:span text:style-name="T8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0.556cm" svg:height="0.544cm" svg:x="2.785cm" svg:y="4.045cm"><text:p text:style-name="P25"><text:span text:style-name="T8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4.09cm" svg:y="1.916cm"><text:p text:style-name="P25"><text:span text:style-name="T8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8cm" svg:height="0.542cm" svg:x="6.117cm" svg:y="0.254cm"><text:p text:style-name="P25"><text:span text:style-name="T8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4" svg:x1="0.663cm" svg:y1="4.833cm" svg:x2="7.564cm" svg:y2="4.833cm"><text:p/></draw:line><draw:path draw:style-name="gr3" draw:text-style-name="P24" svg:width="0.378cm" svg:height="0.298cm" draw:transform="skewX (1.0787880106577) rotate (1.3240067705629) translate (1.67228618935837cm 1.98083181003588cm)" svg:viewBox="0 0 379 299" svg:d="M379 299c-253 1-379-299-379-299"><text:p/></draw:path></draw:g></draw:g></draw:g><draw:g draw:style-name="gr2"><draw:path draw:style-name="gr3" draw:text-style-name="P24" svg:width="0.323cm" svg:height="0.292cm" draw:transform="skewX (0.460592389601304) rotate (1.4166837538438) translate (0.689080968112774cm 2.4864393343176cm)" svg:viewBox="0 0 324 293" svg:d="M22 0c426 0 277 98 277 98l-299 195"><text:p/></draw:path><draw:path draw:style-name="gr3" draw:text-style-name="P24" svg:width="0.176cm" svg:height="0.411cm" draw:transform="skewX (-0.631983722147147) rotate (-1.30131749028697) translate (1.27291151767931cm 2.27527328004319cm)" svg:viewBox="0 0 177 412" svg:d="M0 412c366-3 52-412 52-412"><text:p/></draw:path></draw:g><draw:g draw:style-name="gr2"><draw:path draw:style-name="gr3" draw:text-style-name="P24" svg:width="0.666cm" svg:height="0.22cm" draw:transform="skewX (-1.04388142561781) rotate (-1.51773831753427) translate (2.60837800272128cm 2.6375329079438cm)" svg:viewBox="0 0 667 221" svg:d="M622 0c-877 4-570 76-570 76l615 145"><text:p/></draw:path><draw:path draw:style-name="gr3" draw:text-style-name="P24" svg:width="0.356cm" svg:height="0.318cm" draw:transform="skewX (1.19450334006492) rotate (1.47043989480522) translate (2.17208675377594cm 3.21394722518495cm)" svg:viewBox="0 0 357 319" svg:d="M357 319c-732-1-111-319-111-319"><text:p/></draw:path><draw:path draw:style-name="gr3" draw:text-style-name="P24" svg:width="1.306cm" svg:height="0.217cm" draw:transform="skewX (-1.19572507054132) rotate (-1.46398217657284) translate (2.0627250748277cm 1.69156334073414cm)" svg:viewBox="0 0 1307 218" svg:d="M1307 0c-1166-1-1307 218-1307 218"><text:p/></draw:path></draw:g></draw:g><draw:g draw:style-name="gr2"><draw:path draw:style-name="gr3" draw:text-style-name="P24" svg:width="0.286cm" svg:height="0.22cm" draw:transform="skewX (0.564614013020166) rotate (1.43640597439133) translate (2.92533779803016cm 3.74602584867306cm)" svg:viewBox="0 0 287 221" svg:d="M20 0c377-1 245 73 245 73l-265 148"><text:p/></draw:path><draw:path draw:style-name="gr3" draw:text-style-name="P24" svg:width="0.157cm" svg:height="0.311cm" draw:transform="skewX (-0.76043995509393) rotate (-1.33971473383085) translate (3.36422724957649cm 3.55354032240976cm)" svg:viewBox="0 0 158 312" svg:d="M0 312c323 0 50-312 50-312"><text:p/></draw:path><draw:path draw:style-name="gr3" draw:text-style-name="P24" svg:width="0.58cm" svg:height="0.214cm" draw:transform="skewX (0.767246739176707) rotate (1.33151168634647) translate (3.36928119657714cm 3.61118003127353cm)" svg:viewBox="0 0 581 215" svg:d="M0 0c517 1 581 215 581 215"><text:p/></draw:path></draw:g><draw:g draw:style-name="gr2"><draw:path draw:style-name="gr3" draw:text-style-name="P24" svg:width="0.286cm" svg:height="0.22cm" draw:transform="skewX (0.565661210571362) rotate (1.43640597439133) translate (3.91229758884219cm 3.03703537973842cm)" svg:viewBox="0 0 287 221" svg:d="M19 0c378-1 245 73 245 73l-264 148"><text:p/></draw:path><draw:path draw:style-name="gr3" draw:text-style-name="P24" svg:width="0.156cm" svg:height="0.311cm" draw:transform="skewX (-0.760439955093929) rotate (-1.34128553015764) translate (4.35041456052701cm 2.84569172720971cm)" svg:viewBox="0 0 157 312" svg:d="M0 312c323-1 49-312 49-312"><text:p/></draw:path><draw:path draw:style-name="gr3" draw:text-style-name="P24" svg:width="0.581cm" svg:height="0.214cm" draw:transform="skewX (0.767246739176707) rotate (1.33151168634647) translate (4.35519668953488cm 2.90251121406923cm)" svg:viewBox="0 0 582 215" svg:d="M0 0c518 2 582 215 582 215"><text:p/></draw:path></draw:g><draw:g draw:style-name="gr2"><draw:path draw:style-name="gr3" draw:text-style-name="P24" svg:width="0.432cm" svg:height="0.232cm" draw:transform="skewX (0.79098321700383) rotate (1.48702052269917) translate (5.10548281204545cm 1.80307567153797cm)" svg:viewBox="0 0 433 233" svg:d="M27 0c571 5 372 81 372 81l-399 152"><text:p/></draw:path><draw:path draw:style-name="gr3" draw:text-style-name="P24" svg:width="0.231cm" svg:height="0.333cm" draw:transform="skewX (-0.973195590912038) rotate (-1.40795710758383) translate (5.56777033654025cm 1.51745843965399cm)" svg:viewBox="0 0 232 334" svg:d="M0 334c477-1 71-334 71-334"><text:p/></draw:path><draw:path draw:style-name="gr3" draw:text-style-name="P24" svg:width="0.85cm" svg:height="0.227cm" draw:transform="skewX (0.971101195809645) rotate (1.39643793452066) translate (5.57282594750402cm 1.60179941023166cm)" svg:viewBox="0 0 851 228" svg:d="M0 0c760-1 851 228 851 228"><text:p/></draw:path></draw:g><draw:g draw:style-name="gr2"><draw:path draw:style-name="gr3" draw:text-style-name="P24" svg:width="0.165cm" svg:height="0.343cm" draw:transform="skewX (-0.108035880698449) rotate (1.19328160958852) translate (6.1338096606969cm 1.14955381887109cm)" svg:viewBox="0 0 166 344" svg:d="M10 0c220 1 143 116 143 116l-153 228"><text:p/></draw:path><draw:path draw:style-name="gr3" draw:text-style-name="P24" svg:width="0.101cm" svg:height="0.433cm" draw:transform="skewX (0.169122404518251) rotate (-0.943524993628135) translate (6.86239399035216cm 1.04716115317389cm)" svg:viewBox="0 0 102 434" svg:d="M0 434c210-1 31-434 31-434"><text:p/></draw:path><draw:path draw:style-name="gr3" draw:text-style-name="P24" svg:width="0.379cm" svg:height="0.29cm" draw:transform="skewX (-0.1848303677862) rotate (0.921533845053006) translate (6.87289289153049cm 1.07707908633789cm)" svg:viewBox="0 0 380 291" svg:d="M0 0c341 0 380 291 380 291"><text:p/></draw:path></draw:g><draw:path draw:style-name="gr3" draw:text-style-name="P24" svg:width="0.8cm" svg:height="0.211cm" draw:transform="skewX (-0.897273768450285) rotate (-1.42715572935576) translate (2.81657121109465cm 2.95115241664972cm)" svg:viewBox="0 0 801 212" svg:d="M0 212c979-2 785-212 785-212"><text:p/></draw:path><draw:path draw:style-name="gr3" draw:text-style-name="P24" svg:width="1.36cm" svg:height="0.336cm" draw:transform="skewX (0.939510736348548) rotate (1.43727863901733) translate (4.64966507109946cm 2.61428445260564cm)" svg:viewBox="0 0 1361 337" svg:d="M1361 337c-1664-4-1334-337-1334-337"><text:p/></draw:path></draw:g><draw:path draw:style-name="gr3" draw:text-style-name="P24" svg:width="0.558cm" svg:height="0.24cm" draw:transform="skewX (-1.12643549923714) rotate (-1.34669605083883) translate (6.01419971416031cm 0.589727804640327cm)" svg:viewBox="0 0 559 241" svg:d="M0 241c561 2 559-241 559-241"><text:p/></draw:path></draw:g></draw:g><draw:frame draw:style-name="gr8" draw:text-style-name="P28" svg:width="1.5cm" svg:height="0.659cm" svg:x="6.064cm" svg:y="4.316cm"><draw:text-box><text:p text:style-name="P27"><text:span text:style-name="T88">t</text:span><text:span text:style-name="T88">i</text:span><text:span text:style-name="T88">m</text:span><text:span text:style-name="T88">e</text:span></text:p></draw:text-box></draw:frame></draw:g></draw:g></text:p><text:p text:style-name="Fig."/><text:p text:style-name="Fig."/><text:p text:style-name="P14"/><text:p text:style-name="P14"/><text:p text:style-name="P14"/><text:p text:style-name="P14">Fig. <text:sequence text:ref-name="refFig.1" text:name="Fig." text:formula="ooow:Fig.+1" style:num-format="1">2</text:sequence>: <text:span text:style-name="T60">My</text:span> curve</text:p></draw:text-box></draw:frame>Incarnation II</text:h>
      <text:p text:style-name="P1"><text:span text:style-name="T44">The same curve is also used to describe the </text:span><text:span text:style-name="T65"><text:reference-ref text:reference-format="text" text:ref-name="Dunning-Kruger">Dunning-Kruger</text:reference-ref></text:span><text:s/>effect, <text:span text:style-name="T57">which explains the relation of persons with less expertise and their tendency to overestimate their ability</text:span>. <text:span text:style-name="T57">However, it seems that the curve was not part of the original publication but associated later.</text:span> <text:span text:style-name="T47">Anyway, I </text:span><text:span text:style-name="T52">can</text:span><text:span text:style-name="T47"> observe </text:span><text:span text:style-name="T49">similar state </text:span><text:span text:style-name="T52">transitions in myself </text:span><text:span text:style-name="T49">when </text:span><text:span text:style-name="T52">I am </text:span><text:span text:style-name="T47">learning something new. </text:span><text:span text:style-name="T50">T</text:span><text:span text:style-name="T47">hough </text:span><text:span text:style-name="T53">for me</text:span><text:span text:style-name="T47">,</text:span><text:span text:style-name="T48"> the grade of</text:span><text:span text:style-name="T47"> self-assessment on the y-axis looks more like</text:span><text:span text:style-name="T53"> </text:span><text:span text:style-name="T47">Fig. </text:span><text:span text:style-name="T66"><text:sequence-ref text:reference-format="value" text:ref-name="refFig.1">2</text:sequence-ref></text:span><text:span text:style-name="T47">. </text:span><text:span text:style-name="T50">T</text:span><text:span text:style-name="T48">here are </text:span><text:span text:style-name="T54">many</text:span><text:span text:style-name="T48"> </text:span><text:span text:style-name="T56">more rapidly</text:span><text:span text:style-name="T55"> changing </text:span><text:span text:style-name="T48">(daily) ups and downs. </text:span><text:span text:style-name="T50">The names of the striking points can be found in </text:span><text:span text:style-name="T49">table</text:span><text:span text:style-name="T51"> </text:span><text:span text:style-name="T67"><text:reference-ref text:reference-format="page" text:ref-name="table 1">1</text:reference-ref></text:span><text:span text:style-name="T51">.</text:span></text:p>
      <text:h text:style-name="P21" text:outline-level="1">Incarnation III</text:h>
      <text:p text:style-name="P2"><text:span text:style-name="T58">The third incarnation of the same graph is the </text:span><text:span text:style-name="T68"><text:reference-ref text:reference-format="text" text:ref-name="Gartner">Gartner</text:reference-ref></text:span><text:s/><text:span text:style-name="T58">h</text:span>ype cycle, <text:span text:style-name="T58">which visualizes the relation of </text:span><text:span text:style-name="T76">a given technology’s</text:span><text:span text:style-name="T58"> visibility </text:span><text:span text:style-name="T76">(y-axis) </text:span><text:span text:style-name="T58">over time. Since there </text:span><text:span text:style-name="T79">are </text:span><text:span text:style-name="T58">a lot of hypes </text:span><text:span text:style-name="T77">these days</text:span><text:span text:style-name="T58">, you can see reference</text:span><text:span text:style-name="T77">s</text:span><text:span text:style-name="T58"> to this cycle quite often, most recently </text:span><text:span text:style-name="T77">in relation</text:span><text:span text:style-name="T58"> to ChatGPT.</text:span></text:p>
      <text:p text:style-name="P2"/>
      <text:p text:style-name="P4"><text:reference-mark-start text:name="tanb"/><text:reference-mark-start text:name="table 1"/>Table 1: The five states of the three models.<text:reference-mark-end text:name="table 1"/><text:reference-mark-end text:name="tanb"/></text:p>
      <table:table table:name="Five_States" table:style-name="Five_5f_States">
        <table:table-column table:style-name="Five_5f_States.A"/>
        <table:table-column table:style-name="Five_5f_States.B"/>
        <table:table-column table:style-name="Five_5f_States.C"/>
        <table:table-column table:style-name="Five_5f_States.D"/>
        <table:table-row table:style-name="Five_5f_States.1">
          <table:table-cell table:style-name="Five_5f_States.A1" office:value-type="string">
            <text:p text:style-name="P9"/>
          </table:table-cell>
          <table:table-cell table:style-name="Five_5f_States.A1" office:value-type="string">
            <text:p text:style-name="P9"><text:span text:style-name="T45">I </text:span>Kübler-Ross</text:p>
          </table:table-cell>
          <table:table-cell table:style-name="Five_5f_States.A1" office:value-type="string">
            <text:p text:style-name="P9"><text:span text:style-name="T45">II </text:span>Dunning-Kruger</text:p>
          </table:table-cell>
          <table:table-cell table:style-name="Five_5f_States.D1" office:value-type="string">
            <text:p text:style-name="P9"><text:span text:style-name="T45">III </text:span>Gartner</text:p>
          </table:table-cell>
        </table:table-row>
        <table:table-row table:style-name="Five_5f_States.1">
          <table:table-cell table:style-name="Five_5f_States.A2" office:value-type="string">
            <text:p text:style-name="P10">1</text:p>
          </table:table-cell>
          <table:table-cell table:style-name="Five_5f_States.A2" office:value-type="string">
            <text:p text:style-name="P7">Shock</text:p>
          </table:table-cell>
          <table:table-cell table:style-name="Five_5f_States.A2" office:value-type="string">
            <text:p text:style-name="P7"/>
          </table:table-cell>
          <table:table-cell table:style-name="Five_5f_States.D2" office:value-type="string">
            <text:p text:style-name="P8">Technology Trigger</text:p>
          </table:table-cell>
        </table:table-row>
        <table:table-row table:style-name="Five_5f_States.1">
          <table:table-cell table:style-name="Five_5f_States.A2" office:value-type="string">
            <text:p text:style-name="P10">2</text:p>
          </table:table-cell>
          <table:table-cell table:style-name="Five_5f_States.A2" office:value-type="string">
            <text:p text:style-name="P7">Denial</text:p>
          </table:table-cell>
          <table:table-cell table:style-name="Five_5f_States.A2" office:value-type="string">
            <text:p text:style-name="P7">Peak of “Mount Stupid”</text:p>
          </table:table-cell>
          <table:table-cell table:style-name="Five_5f_States.D2" office:value-type="string">
            <text:p text:style-name="P8">Peak of Inflated Expectations</text:p>
          </table:table-cell>
        </table:table-row>
        <table:table-row table:style-name="Five_5f_States.1">
          <table:table-cell table:style-name="Five_5f_States.A2" office:value-type="string">
            <text:p text:style-name="P10">3</text:p>
          </table:table-cell>
          <table:table-cell table:style-name="Five_5f_States.A2" office:value-type="string">
            <text:p text:style-name="P7">Anger &amp; Depression</text:p>
          </table:table-cell>
          <table:table-cell table:style-name="Five_5f_States.A2" office:value-type="string">
            <text:p text:style-name="P7">Valley of Despair</text:p>
          </table:table-cell>
          <table:table-cell table:style-name="Five_5f_States.D2" office:value-type="string">
            <text:p text:style-name="P8">Through of Disillusionment</text:p>
          </table:table-cell>
        </table:table-row>
        <table:table-row table:style-name="Five_5f_States.1">
          <table:table-cell table:style-name="Five_5f_States.A2" office:value-type="string">
            <text:p text:style-name="P10">4</text:p>
          </table:table-cell>
          <table:table-cell table:style-name="Five_5f_States.A2" office:value-type="string">
            <text:p text:style-name="P7">Bargaining</text:p>
          </table:table-cell>
          <table:table-cell table:style-name="Five_5f_States.A2" office:value-type="string">
            <text:p text:style-name="P7">Slope of Enlightenment</text:p>
          </table:table-cell>
          <table:table-cell table:style-name="Five_5f_States.D2" office:value-type="string">
            <text:p text:style-name="P8">Slope of Enlightenment</text:p>
          </table:table-cell>
        </table:table-row>
        <table:table-row table:style-name="Five_5f_States.1">
          <table:table-cell table:style-name="Five_5f_States.A2" office:value-type="string">
            <text:p text:style-name="P10">5</text:p>
          </table:table-cell>
          <table:table-cell table:style-name="Five_5f_States.A2" office:value-type="string">
            <text:p text:style-name="P7">Acceptance</text:p>
          </table:table-cell>
          <table:table-cell table:style-name="Five_5f_States.A2" office:value-type="string">
            <text:p text:style-name="P7">Plateau of Sustainability</text:p>
          </table:table-cell>
          <table:table-cell table:style-name="Five_5f_States.D2" office:value-type="string">
            <text:p text:style-name="P8">Plateau of Productivity</text:p>
          </table:table-cell>
        </table:table-row>
      </table:table>
      <text:h text:style-name="P22" text:outline-level="1" text:is-list-header="true"><text:soft-page-break/>Discussion</text:h>
      <text:p text:style-name="P23"><text:span text:style-name="T38">What makes this curve so versatile that it can be used to explain three (and maybe even more) ef</text:span><text:span text:style-name="T38">fects? Fig. </text:span><text:span text:style-name="T73"><text:sequence-ref text:reference-format="value" text:ref-name="refFig.1">2</text:sequence-ref></text:span><text:bookmark text:name="tw-target-text"/><text:span text:style-name="T1"><text:s/>looks like a Fourier series, maybe that </text:span><text:span text:style-name="T84">is</text:span><text:span text:style-name="T1"> why it fits in so many situations? </text:span><text:span text:style-name="T38">Well – </text:span><text:span text:style-name="T39">no. </text:span><text:span text:style-name="T84">T</text:span><text:span text:style-name="T39">he point is that the three phenomena above are not all that different, they are all related to change.</text:span><text:span text:style-name="T41"> </text:span><text:span text:style-name="T38">Change </text:span><text:span text:style-name="T40">through</text:span><text:span text:style-name="T38"> a stroke of </text:span><text:span text:style-name="T42">fate</text:span><text:span text:style-name="T38">. Change </text:span><text:span text:style-name="T40">through</text:span><text:span text:style-name="T38"> learning. Change due </text:span><text:span text:style-name="T40">to</text:span><text:span text:style-name="T38"> an emerging new technology. </text:span><text:span text:style-name="T40">In all these cases,</text:span><text:span text:style-name="T38"> the curve illustrate</text:span><text:span text:style-name="T40">s</text:span><text:span text:style-name="T38"> the impact of </text:span><text:span text:style-name="T40">the caused</text:span><text:span text:style-name="T38"> change over time, the impulse response of an elastic system </text:span><text:span text:style-name="T43">(criticism </text:span><text:span text:style-name="T74"><text:reference-ref text:reference-format="text" text:ref-name="Gartner">Gartner</text:reference-ref></text:span><text:span text:style-name="T43">)</text:span><text:span text:style-name="T38">. </text:span></text:p>
      <text:h text:style-name="P21" text:outline-level="1">My takeaway message</text:h>
      <text:p text:style-name="P19"><draw:frame draw:style-name="fr1" draw:name="Rahmen4" text:anchor-type="paragraph" svg:x="-0.026cm" svg:y="0.071cm" svg:width="7.848cm" draw:z-index="0"><draw:text-box fo:min-height="5.147cm"><text:p text:style-name="P14"><draw:g text:anchor-type="paragraph" draw:z-index="1" draw:name="Gruppenobjekt 3" draw:style-name="gr1"><draw:g draw:style-name="gr2"><draw:g draw:style-name="gr2"><draw:path draw:style-name="gr3" draw:text-style-name="P24" svg:width="0.475cm" svg:height="0.178cm" draw:transform="skewX (0.64036130255672) rotate (1.3536773678468) translate (3.66525016132902cm 3.30578826926372cm)" svg:viewBox="0 0 476 179" svg:d="M476 179c-583 3-467-179-467-179"><text:p/></draw:path><draw:g draw:style-name="gr2"><draw:g draw:style-name="gr2"><draw:path draw:style-name="gr3" draw:text-style-name="P24" svg:width="0.655cm" svg:height="0.28cm" draw:transform="skewX (0.638441440379526) rotate (1.28456232946783) translate (1.28221380461719cm 2.33509774489726cm)" svg:viewBox="0 0 656 281" svg:d="M0 0c585 0 656 281 656 281"><text:p/></draw:path><draw:g draw:style-name="gr2"><draw:g draw:style-name="gr2"><draw:g draw:style-name="gr2"><draw:path draw:style-name="gr4" draw:text-style-name="P24" svg:width="1.162cm" svg:height="1.774cm" draw:transform="skewX (0.111875605052837) rotate (1.30044482566097) translate (0.988072452400433cm 2.8863512795463cm)" svg:viewBox="0 0 1163 1775" svg:d="M75 0c1533-1 997 592 997 592l-1072 1183"><text:p/></draw:path><draw:path draw:style-name="gr4" draw:text-style-name="P24" svg:width="0.669cm" svg:height="2.38cm" draw:transform="skewX (-0.164060949687467) rotate (-1.1082840750164) translate (4.59987005782396cm 2.1375724966857cm)" svg:viewBox="0 0 670 2381" svg:d="M0 2381c1376 0 205-2381 205-2381"><text:p/></draw:path><draw:path draw:style-name="gr4" draw:text-style-name="P24" svg:width="2.493cm" svg:height="1.612cm" draw:transform="skewX (0.16615534478986) rotate (1.09240157882325) translate (4.66247799122403cm 2.3587594982079cm)" svg:viewBox="0 0 2494 1613" svg:d="M0 0c2220 1 2494 1613 2494 1613"><text:p/></draw:path><draw:custom-shape draw:style-name="gr5" draw:text-style-name="P26" svg:width="0.556cm" svg:height="0.542cm" svg:x="0.564cm" svg:y="2.912cm"><text:p text:style-name="P25"><text:span text:style-name="T8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5cm" svg:height="0.542cm" svg:x="1.231cm" svg:y="1.201cm"><text:p text:style-name="P25"><text:span text:style-name="T8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0.556cm" svg:height="0.544cm" svg:x="2.785cm" svg:y="4.045cm"><text:p text:style-name="P25"><text:span text:style-name="T8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4.09cm" svg:y="1.916cm"><text:p text:style-name="P25"><text:span text:style-name="T8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8cm" svg:height="0.542cm" svg:x="6.117cm" svg:y="0.254cm"><text:p text:style-name="P25"><text:span text:style-name="T8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4" svg:x1="0.663cm" svg:y1="4.833cm" svg:x2="7.564cm" svg:y2="4.833cm"><text:p/></draw:line><draw:path draw:style-name="gr3" draw:text-style-name="P24" svg:width="0.378cm" svg:height="0.298cm" draw:transform="skewX (1.07878801065769) rotate (1.3240067705629) translate (1.67228618935837cm 1.98054014336921cm)" svg:viewBox="0 0 379 299" svg:d="M379 299c-253 1-379-299-379-299"><text:p/></draw:path></draw:g></draw:g></draw:g><draw:g draw:style-name="gr2"><draw:path draw:style-name="gr3" draw:text-style-name="P24" svg:width="0.323cm" svg:height="0.292cm" draw:transform="skewX (0.460592389601304) rotate (1.4166837538438) translate (0.689080968112773cm 2.48614766765092cm)" svg:viewBox="0 0 324 293" svg:d="M22 0c426 0 277 98 277 98l-299 195"><text:p/></draw:path><draw:path draw:style-name="gr3" draw:text-style-name="P24" svg:width="0.176cm" svg:height="0.411cm" draw:transform="skewX (-0.631983722147147) rotate (-1.30131749028697) translate (1.27291151767931cm 2.2749816133765cm)" svg:viewBox="0 0 177 412" svg:d="M0 412c366-3 52-412 52-412"><text:p/></draw:path></draw:g><draw:g draw:style-name="gr2"><draw:path draw:style-name="gr3" draw:text-style-name="P24" svg:width="0.666cm" svg:height="0.22cm" draw:transform="skewX (-1.04388142561781) rotate (-1.51773831753427) translate (2.60837800272129cm 2.63724124127713cm)" svg:viewBox="0 0 667 221" svg:d="M622 0c-877 4-570 76-570 76l615 145"><text:p/></draw:path><draw:path draw:style-name="gr3" draw:text-style-name="P24" svg:width="0.356cm" svg:height="0.318cm" draw:transform="skewX (1.19450334006492) rotate (1.47043989480522) translate (2.17208675377594cm 3.21465555851827cm)" svg:viewBox="0 0 357 319" svg:d="M357 319c-732-1-111-319-111-319"><text:p/></draw:path><draw:path draw:style-name="gr3" draw:text-style-name="P24" svg:width="1.306cm" svg:height="0.217cm" draw:transform="skewX (-1.19572507054132) rotate (-1.46398217657284) translate (2.06272507482774cm 1.69127167406749cm)" svg:viewBox="0 0 1307 218" svg:d="M1307 0c-1166-1-1307 218-1307 218"><text:p/></draw:path></draw:g></draw:g><draw:g draw:style-name="gr2"><draw:path draw:style-name="gr3" draw:text-style-name="P24" svg:width="0.286cm" svg:height="0.22cm" draw:transform="skewX (0.564614013020166) rotate (1.43640597439133) translate (2.92533779803017cm 3.74673418200643cm)" svg:viewBox="0 0 287 221" svg:d="M20 0c377-1 245 73 245 73l-265 148"><text:p/></draw:path><draw:path draw:style-name="gr3" draw:text-style-name="P24" svg:width="0.157cm" svg:height="0.311cm" draw:transform="skewX (-0.76043995509393) rotate (-1.33971473383085) translate (3.36422724957649cm 3.5532486557431cm)" svg:viewBox="0 0 158 312" svg:d="M0 312c323 0 50-312 50-312"><text:p/></draw:path><draw:path draw:style-name="gr3" draw:text-style-name="P24" svg:width="0.58cm" svg:height="0.214cm" draw:transform="skewX (0.767246739176707) rotate (1.33151168634647) translate (3.36928119657714cm 3.61088836460686cm)" svg:viewBox="0 0 581 215" svg:d="M0 0c517 1 581 215 581 215"><text:p/></draw:path></draw:g><draw:g draw:style-name="gr2"><draw:path draw:style-name="gr3" draw:text-style-name="P24" svg:width="0.286cm" svg:height="0.22cm" draw:transform="skewX (0.565661210571362) rotate (1.43640597439133) translate (3.9122975888422cm 3.03674371307174cm)" svg:viewBox="0 0 287 221" svg:d="M19 0c378-1 245 73 245 73l-264 148"><text:p/></draw:path><draw:path draw:style-name="gr3" draw:text-style-name="P24" svg:width="0.156cm" svg:height="0.311cm" draw:transform="skewX (-0.760439955093929) rotate (-1.34128553015764) translate (4.35041456052701cm 2.84640006054305cm)" svg:viewBox="0 0 157 312" svg:d="M0 312c323-1 49-312 49-312"><text:p/></draw:path><draw:path draw:style-name="gr3" draw:text-style-name="P24" svg:width="0.581cm" svg:height="0.214cm" draw:transform="skewX (0.767246739176707) rotate (1.33151168634647) translate (4.35519668953488cm 2.90221954740256cm)" svg:viewBox="0 0 582 215" svg:d="M0 0c518 2 582 215 582 215"><text:p/></draw:path></draw:g><draw:g draw:style-name="gr2"><draw:path draw:style-name="gr3" draw:text-style-name="P24" svg:width="0.432cm" svg:height="0.232cm" draw:transform="skewX (0.79098321700383) rotate (1.48702052269917) translate (5.10548281204545cm 1.80278400487128cm)" svg:viewBox="0 0 433 233" svg:d="M27 0c571 5 372 81 372 81l-399 152"><text:p/></draw:path><draw:path draw:style-name="gr3" draw:text-style-name="P24" svg:width="0.231cm" svg:height="0.333cm" draw:transform="skewX (-0.973195590912038) rotate (-1.40795710758383) translate (5.56777033654025cm 1.51816677298735cm)" svg:viewBox="0 0 232 334" svg:d="M0 334c477-1 71-334 71-334"><text:p/></draw:path><draw:path draw:style-name="gr3" draw:text-style-name="P24" svg:width="0.85cm" svg:height="0.227cm" draw:transform="skewX (0.971101195809645) rotate (1.39643793452066) translate (5.57282594750403cm 1.60150774356501cm)" svg:viewBox="0 0 851 228" svg:d="M0 0c760-1 851 228 851 228"><text:p/></draw:path></draw:g><draw:g draw:style-name="gr2"><draw:path draw:style-name="gr3" draw:text-style-name="P24" svg:width="0.165cm" svg:height="0.343cm" draw:transform="skewX (-0.108035880698449) rotate (1.19328160958852) translate (6.13380966069691cm 1.14926215220442cm)" svg:viewBox="0 0 166 344" svg:d="M10 0c220 1 143 116 143 116l-153 228"><text:p/></draw:path><draw:path draw:style-name="gr3" draw:text-style-name="P24" svg:width="0.101cm" svg:height="0.433cm" draw:transform="skewX (0.16912240451825) rotate (-0.943524993628135) translate (6.86239399035216cm 1.04686948650722cm)" svg:viewBox="0 0 102 434" svg:d="M0 434c210-1 31-434 31-434"><text:p/></draw:path><draw:path draw:style-name="gr3" draw:text-style-name="P24" svg:width="0.379cm" svg:height="0.29cm" draw:transform="skewX (-0.184830367786199) rotate (0.921533845053006) translate (6.87289289153051cm 1.07678741967121cm)" svg:viewBox="0 0 380 291" svg:d="M0 0c341 0 380 291 380 291"><text:p/></draw:path></draw:g><draw:path draw:style-name="gr3" draw:text-style-name="P24" svg:width="0.8cm" svg:height="0.211cm" draw:transform="skewX (-0.897273768450285) rotate (-1.42715572935576) translate (2.81657121109466cm 2.95086074998308cm)" svg:viewBox="0 0 801 212" svg:d="M0 212c979-2 785-212 785-212"><text:p/></draw:path><draw:path draw:style-name="gr3" draw:text-style-name="P24" svg:width="1.36cm" svg:height="0.336cm" draw:transform="skewX (0.939510736348548) rotate (1.43727863901733) translate (4.64966507109944cm 2.61399278593897cm)" svg:viewBox="0 0 1361 337" svg:d="M1361 337c-1664-4-1334-337-1334-337"><text:p/></draw:path></draw:g><draw:path draw:style-name="gr3" draw:text-style-name="P24" svg:width="0.558cm" svg:height="0.24cm" draw:transform="skewX (-1.12643549923714) rotate (-1.34669605083883) translate (6.01419971416032cm 0.589436137973618cm)" svg:viewBox="0 0 559 241" svg:d="M0 241c561 2 559-241 559-241"><text:p/></draw:path></draw:g><draw:line draw:style-name="gr11" draw:text-style-name="P24" svg:x1="3.665cm" svg:y1="3.598cm" svg:x2="4.651cm" svg:y2="3.598cm"><text:p/></draw:line><draw:line draw:style-name="gr11" draw:text-style-name="P24" svg:x1="4.651cm" svg:y1="2.318cm" svg:x2="4.651cm" svg:y2="3.598cm"><text:p/></draw:line><draw:frame draw:style-name="gr12" draw:text-style-name="P32" svg:width="1.153cm" svg:height="1.103cm" svg:x="3.811cm" svg:y="3.549cm"><draw:text-box><text:p text:style-name="P27"><text:span text:style-name="T89">∆</text:span><text:span text:style-name="T90">t</text:span></text:p></draw:text-box></draw:frame><draw:frame draw:style-name="gr13" draw:text-style-name="P32" svg:width="1.373cm" svg:height="0.823cm" svg:x="4.49cm" svg:y="2.794cm"><draw:text-box><text:p text:style-name="P27"><text:span text:style-name="T89">∆</text:span><text:span text:style-name="T89">a</text:span></text:p></draw:text-box></draw:frame></draw:g><draw:frame draw:style-name="gr8" draw:text-style-name="P28" svg:width="1.5cm" svg:height="0.659cm" svg:x="6.064cm" svg:y="4.316cm"><draw:text-box><text:p text:style-name="P27"><text:span text:style-name="T88">t</text:span><text:span text:style-name="T88">i</text:span><text:span text:style-name="T88">m</text:span><text:span text:style-name="T88">e</text:span></text:p></draw:text-box></draw:frame></draw:g></text:p><text:p text:style-name="Fig."/><text:p text:style-name="Fig."/><text:p text:style-name="P14"/><text:p text:style-name="P14"/><text:p text:style-name="P14"/><text:p text:style-name="P14">Fig. <text:sequence text:ref-name="refFig.2" text:name="Fig." text:formula="ooow:Fig.+1" style:num-format="1">3</text:sequence>: The <text:span text:style-name="T60">change of change</text:span></text:p></draw:text-box></draw:frame><text:span text:style-name="T10">A hypothetical chart just showing change in response to change, what is it good for? </text:span><text:span text:style-name="T7">Personally, I try to have an eye on the curve progression to avoid getting trapped by t</text:span><text:span text:style-name="T15">he “</text:span><text:span text:style-name="Strong_20_Emphasis"><text:span text:style-name="Emphasis"><text:span text:style-name="T33">It </text:span></text:span></text:span><text:span text:style-name="Strong_20_Emphasis"><text:span text:style-name="Emphasis"><text:span text:style-name="T34">wi</text:span></text:span></text:span><text:span text:style-name="Strong_20_Emphasis"><text:span text:style-name="Emphasis"><text:span text:style-name="T33">ll get worse before it gets better”</text:span></text:span></text:span><text:span text:style-name="T16"> </text:span><text:span text:style-name="T8">fallacy </text:span><text:span text:style-name="T9">(</text:span><text:span text:style-name="T70"><text:reference-ref text:reference-format="text" text:ref-name="Dobelli">Dobelli</text:reference-ref></text:span><text:span text:style-name="T9">)</text:span><text:span text:style-name="T8">.</text:span><text:span text:style-name="T11"> </text:span><text:span text:style-name="T12">Whenever there is no </text:span><text:span text:style-name="T13">positive progress</text:span><text:span text:style-name="T12"> </text:span><text:span text:style-name="T17">over</text:span><text:span text:style-name="T13"> a longer period </text:span><text:span text:style-name="T17">of time </text:span><text:span text:style-name="T26">(Fig. </text:span><text:span text:style-name="T72"><text:sequence-ref text:reference-format="value" text:ref-name="refFig.2">3</text:sequence-ref></text:span><text:span text:style-name="T26">)</text:span><text:span text:style-name="T17">,</text:span><text:span text:style-name="T13"> </text:span><text:span text:style-name="T29">I guess </text:span><text:span text:style-name="T13">it is worth ask</text:span><text:span text:style-name="T17">ing </text:span><text:span text:style-name="T29">questions like</text:span><text:span text:style-name="T13">: The reorganization </text:span><text:span text:style-name="T18">shows no</text:span><text:span text:style-name="T17"> </text:span><text:span text:style-name="T13">real improvement, maybe </text:span><text:span text:style-name="T18">someone</text:span><text:span text:style-name="T13"> missed </text:span><text:span text:style-name="T18">something important</text:span><text:span text:style-name="T13"> </text:span><text:span text:style-name="T18">in the planning phase?</text:span><text:span text:style-name="T13"> I still feel lost </text:span><text:span text:style-name="T20">about </text:span><text:span text:style-name="T13">the new thing I am </text:span><text:span text:style-name="T19">trying to </text:span><text:span text:style-name="T13">learn, maybe I should </text:span><text:span text:style-name="T20">consult</text:span><text:span text:style-name="T13"> another book, tutorial or </text:span><text:span text:style-name="T29">person</text:span><text:span text:style-name="T13">? </text:span><text:span text:style-name="T14">There is still hype around that new technology, </text:span><text:span text:style-name="T21">looks like </text:span><text:span text:style-name="T14">some </text:span><text:span text:style-name="T22">have a keen</text:span><text:span text:style-name="T14"> interest </text:span><text:span text:style-name="T22">in keeping</text:span><text:span text:style-name="T14"> the hype alive </text:span><text:span text:style-name="T21">or </text:span><text:span text:style-name="T14">it really </text:span><text:span text:style-name="T22">is</text:span><text:span text:style-name="T14"> a game change</text:span><text:span text:style-name="T21">r</text:span><text:span text:style-name="T14"> and I should finally </text:span><text:span text:style-name="T22">get into it.</text:span></text:p>
      <text:h text:style-name="P21" text:outline-level="1">Referenc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<text:reference-mark-start text:name="Kübler-Ross"/>Kübler-Ross<text:reference-mark-end text:name="Kübler-Ross"/></text:p>
          </table:table-cell>
          <table:table-cell table:style-name="Tabelle1.A1" office:value-type="string">
            <text:p text:style-name="P16"><text:a xlink:type="simple" xlink:href="https://en.wikipedia.org/wiki/Five_stages_of_grief" text:style-name="Internet_20_link" text:visited-style-name="Visited_20_Internet_20_Link"><text:span text:style-name="T30">https://en.wikipedia.org/wiki/Five_stages_of_grief</text:span></text:a><text:span text:style-name="T30">, </text:span><text:span text:style-name="T31">last access 2023-03-05.</text:span></text:p>
          </table:table-cell>
        </table:table-row>
        <table:table-row>
          <table:table-cell table:style-name="Tabelle1.A1" office:value-type="string">
            <text:p text:style-name="P12"><text:reference-mark-start text:name="Dunning-Kruger"/>Dunning-Kruger<text:reference-mark-end text:name="Dunning-Kruger"/></text:p>
          </table:table-cell>
          <table:table-cell table:style-name="Tabelle1.A1" office:value-type="string">
            <text:p text:style-name="P20"><text:a xlink:type="simple" xlink:href="https://en.wikipedia.org/wiki/Dunning–Kruger_effect" text:style-name="Internet_20_link" text:visited-style-name="Visited_20_Internet_20_Link"><text:span text:style-name="T1">https://en.wikipedia.org/wiki/Dunning%E2%80%93Kruger_effect</text:span></text:a><text:span text:style-name="T1">, </text:span><text:span text:style-name="T32">last access 2023-03-05.</text:span></text:p>
          </table:table-cell>
        </table:table-row>
        <table:table-row>
          <table:table-cell table:style-name="Tabelle1.A1" office:value-type="string">
            <text:p text:style-name="P12"><text:reference-mark-start text:name="Gartner"/>Gartner<text:reference-mark-end text:name="Gartner"/></text:p>
          </table:table-cell>
          <table:table-cell table:style-name="Tabelle1.A1" office:value-type="string">
            <text:p text:style-name="P3"><text:a xlink:type="simple" xlink:href="https://en.wikipedia.org/wiki/Gartner_hype_cycle" text:style-name="Internet_20_link" text:visited-style-name="Visited_20_Internet_20_Link"><text:span text:style-name="T62">https://en.wikipedia.org/wiki/Gartner_hype_cycle</text:span></text:a><text:span text:style-name="T62">, </text:span><text:span text:style-name="T63">last access 2023-03-05.</text:span></text:p>
          </table:table-cell>
        </table:table-row>
        <table:table-row>
          <table:table-cell table:style-name="Tabelle1.A1" office:value-type="string">
            <text:p text:style-name="P11"><text:reference-mark-start text:name="Dobelli"/>Dobelli<text:reference-mark-end text:name="Dobelli"/></text:p>
          </table:table-cell>
          <table:table-cell table:style-name="Tabelle1.A1" office:value-type="string">
            <text:p text:style-name="P11">Dobelli, R., 2013. The Art of Thinking Clearly: Better Thinking, Better Decisions. Hodder &amp; Stoughton Ltd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SC Regular" svg:font-family="'Noto Sans SC Regular'" style:font-pitch="variable"/>
    <style:font-face style:name="Noto Sans SC Regular1" svg:font-family="'Noto Sans SC Regular'" style:font-family-generic="system" style:font-pitch="variable"/>
    <style:font-face style:name="Standard Symbols L" svg:font-family="'Standard Symbols L'"/>
    <style:font-face style:name="Standard Symbols L1" svg:font-family="'Standard Symbols L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SC Regular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ans SC Regular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 Regular1" style:font-family-asian="'Noto Sans SC Regular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35:19.729130696</meta:creation-date>
    <dc:date>2023-03-06T20:30:09.536484429</dc:date>
    <meta:editing-duration>P3DT12H11M29S</meta:editing-duration>
    <meta:editing-cycles>178</meta:editing-cycles>
    <meta:generator>LibreOffice/7.4.3.2$Linux_X86_64 LibreOffice_project/40$Build-2</meta:generator>
    <meta:document-statistic meta:table-count="2" meta:image-count="0" meta:object-count="0" meta:page-count="2" meta:paragraph-count="49" meta:word-count="619" meta:character-count="3834" meta:non-whitespace-character-count="3262"/>
  </office:meta>
</office:document-meta>
</file>